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8D000000E4B749B810FB8522C7.png" manifest:media-type="image/png"/>
  <manifest:file-entry manifest:full-path="Pictures/100002010000000800000009F24CB47FFFDDFD05.png" manifest:media-type="image/png"/>
  <manifest:file-entry manifest:full-path="Pictures/10000BE0000000D4000000EE16A40E0FF83660C6.svg" manifest:media-type="image/svg+xml"/>
  <manifest:file-entry manifest:full-path="Pictures/100000CA00013BF3000020F83FAEB8D4FC6EE465.svg" manifest:media-type="image/svg+xml"/>
  <manifest:file-entry manifest:full-path="Pictures/10000201000004FB00000119D0992A04F84F2CE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pitch="variable"/>
    <style:font-face style:name="Poppins Medium" svg:font-family="'Poppins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24.328cm" table:align="margins"/>
    </style:style>
    <style:style style:name="Table2.A" style:family="table-column">
      <style:table-column-properties style:column-width="12.164cm" style:rel-column-width="32767*"/>
    </style:style>
    <style:style style:name="Table2.B" style:family="table-column">
      <style:table-column-properties style:column-width="12.164cm" style:rel-column-width="32768*"/>
    </style:style>
    <style:style style:name="Table2.1" style:family="table-row">
      <style:table-row-properties style:min-row-height="0.503cm"/>
    </style:style>
    <style:style style:name="Table2.A1" style:family="table-cell">
      <style:table-cell-properties style:vertical-align="middle" fo:padding-left="0.199cm" fo:padding-right="0.199cm" fo:padding-top="0.3cm" fo:padding-bottom="0.4cm" fo:border="none"/>
    </style:style>
    <style:style style:name="Table3" style:family="table">
      <style:table-properties style:width="24.328cm" table:align="margins" fo:background-color="transparent">
        <style:background-image/>
      </style:table-properties>
    </style:style>
    <style:style style:name="Table3.A" style:family="table-column">
      <style:table-column-properties style:column-width="4.403cm" style:rel-column-width="11860*"/>
    </style:style>
    <style:style style:name="Table3.B" style:family="table-column">
      <style:table-column-properties style:column-width="5.689cm" style:rel-column-width="15324*"/>
    </style:style>
    <style:style style:name="Table3.C" style:family="table-column">
      <style:table-column-properties style:column-width="4.812cm" style:rel-column-width="12962*"/>
    </style:style>
    <style:style style:name="Table3.D" style:family="table-column">
      <style:table-column-properties style:column-width="4.392cm" style:rel-column-width="11831*"/>
    </style:style>
    <style:style style:name="Table3.E" style:family="table-column">
      <style:table-column-properties style:column-width="5.032cm" style:rel-column-width="13558*"/>
    </style:style>
    <style:style style:name="Table3.1" style:family="table-row">
      <style:table-row-properties style:min-row-height="0.794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5432a0" fo:padding="0cm" fo:border="none">
        <style:background-image/>
      </style:table-cell-properties>
    </style:style>
    <style:style style:name="Table3.C1" style:family="table-cell">
      <style:table-cell-properties style:vertical-align="middle" fo:background-color="#5432a0" fo:padding="0.097cm" fo:border="none">
        <style:background-image/>
      </style:table-cell-properties>
    </style:style>
    <style:style style:name="Table3.2" style:family="table-row">
      <style:table-row-properties style:min-row-height="0.907cm"/>
    </style:style>
    <style:style style:name="Table3.A2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C2" style:family="table-cell">
      <style:table-cell-properties style:vertical-align="middle" fo:padding="0cm" fo:border="none"/>
    </style:style>
    <style:style style:name="Table3.D2" style:family="table-cell">
      <style:table-cell-properties style:vertical-align="middle" fo:padding="0cm" fo:border="none"/>
    </style:style>
    <style:style style:name="Table3.E2" style:family="table-cell">
      <style:table-cell-properties style:vertical-align="middle" fo:padding="0cm" fo:border="none"/>
    </style:style>
    <style:style style:name="Table1" style:family="table">
      <style:table-properties style:width="24.321cm" table:align="left" fo:background-color="transparent">
        <style:background-image/>
      </style:table-properties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2.205cm"/>
    </style:style>
    <style:style style:name="Table1.E" style:family="table-column">
      <style:table-column-properties style:column-width="2.006cm"/>
    </style:style>
    <style:style style:name="Table1.F" style:family="table-column">
      <style:table-column-properties style:column-width="3.484cm"/>
    </style:style>
    <style:style style:name="Table1.G" style:family="table-column">
      <style:table-column-properties style:column-width="2.007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432cm"/>
    </style:style>
    <style:style style:name="Table1.J" style:family="table-column">
      <style:table-column-properties style:column-width="2.42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5432a0" fo:padding-left="0.101cm" fo:padding-right="0.101cm" fo:padding-top="0.4cm" fo:padding-bottom="0.409cm" fo:border="none">
        <style:background-image/>
      </style:table-cell-properties>
    </style:style>
    <style:style style:name="Table1.A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B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C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D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E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F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G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H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I2" style:family="table-cell">
      <style:table-cell-properties style:vertical-align="middle" fo:padding="0.097cm" fo:border-left="0.75pt solid #e7e9ec" fo:border-right="none" fo:border-top="0.75pt solid #e7e9ec" fo:border-bottom="0.75pt solid #e7e9ec"/>
    </style:style>
    <style:style style:name="Table1.J2" style:family="table-cell">
      <style:table-cell-properties style:vertical-align="middle" fo:padding="0.097cm" fo:border="0.75pt solid #e7e9ec"/>
    </style:style>
    <style:style style:name="Table1.A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B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C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D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E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F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G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H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I3" style:family="table-cell">
      <style:table-cell-properties style:vertical-align="middle" fo:padding="0.097cm" fo:border-left="0.75pt solid #e7e9ec" fo:border-right="none" fo:border-top="none" fo:border-bottom="0.75pt solid #e7e9ec"/>
    </style:style>
    <style:style style:name="Table1.J3" style:family="table-cell">
      <style:table-cell-properties style:vertical-align="middle" fo:padding="0.097cm" fo:border-left="0.75pt solid #e7e9ec" fo:border-right="0.75pt solid #e7e9ec" fo:border-top="none" fo:border-bottom="0.75pt solid #e7e9ec"/>
    </style:style>
    <style:style style:name="P1" style:family="paragraph" style:parent-style-name="Standard">
      <style:paragraph-properties fo:text-align="start" style:justify-single-word="false"/>
      <style:text-properties officeooo:rsid="001d2052" officeooo:paragraph-rsid="001d2052"/>
    </style:style>
    <style:style style:name="P2" style:family="paragraph" style:parent-style-name="Standard">
      <style:paragraph-properties fo:text-align="end" style:justify-single-word="false"/>
      <style:text-properties fo:font-size="16pt" officeooo:rsid="001d2052" officeooo:paragraph-rsid="001d205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808080" loext:opacity="100%" style:font-name="Poppins Medium" fo:font-size="11pt" officeooo:paragraph-rsid="0028cb8c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Poppins Medium" fo:font-size="9pt" officeooo:rsid="001d2052" officeooo:paragraph-rsid="001d2052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4a5b6c" loext:opacity="100%" style:font-name="Poppins Medium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4a5b6c" loext:opacity="100%" style:font-name="Poppins Medium" fo:font-size="11pt" officeooo:rsid="0034d8dc" officeooo:paragraph-rsid="0034d8dc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4a5b6c" loext:opacity="100%" style:font-name="Poppins Medium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4a5b6c" loext:opacity="100%" style:font-name="Poppins Medium" fo:font-size="11pt" officeooo:paragraph-rsid="0028cb8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4a5b6c" loext:opacity="100%" style:font-name="Poppins Medium" fo:font-size="9pt" officeooo:rsid="0054e8c7" officeooo:paragraph-rsid="0054e8c7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4a5b6c" loext:opacity="100%" style:font-name="Poppins Medium" fo:font-size="9pt" officeooo:rsid="0054e8c7" officeooo:paragraph-rsid="00584281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4a5b6c" loext:opacity="100%" style:font-name="Poppins Medium" fo:font-size="9pt" officeooo:rsid="0054e8c7" officeooo:paragraph-rsid="005a2a23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Poppins Medium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Poppins Medium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Poppins Medium" fo:font-size="9pt" officeooo:rsid="001d2052" officeooo:paragraph-rsid="001d2052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5432a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5432a0" loext:opacity="100%"/>
    </style:style>
    <style:style style:name="T2" style:family="text">
      <style:text-properties fo:color="#5432a0" loext:opacity="100%" style:font-name="Poppins Medium" fo:font-size="11pt" style:font-size-asian="11pt" style:font-size-complex="11pt"/>
    </style:style>
    <style:style style:name="T3" style:family="text">
      <style:text-properties fo:color="#4a5b6c" loext:opacity="100%"/>
    </style:style>
    <style:style style:name="T4" style:family="text">
      <style:text-properties fo:color="#4a5b6c" loext:opacity="100%" style:font-name="Poppins Medium" fo:font-size="11pt" style:font-size-asian="11pt" style:font-size-complex="11pt"/>
    </style:style>
    <style:style style:name="T5" style:family="text">
      <style:text-properties officeooo:rsid="00564807"/>
    </style:style>
    <style:style style:name="T6" style:family="text">
      <style:text-properties officeooo:rsid="00584281"/>
    </style:style>
    <style:style style:name="T7" style:family="text">
      <style:text-properties officeooo:rsid="005a2a23"/>
    </style:style>
    <style:style style:name="T8" style:family="text">
      <style:text-properties style:font-name="Poppins Medium" fo:font-size="11pt" style:font-size-asian="11pt" style:font-size-complex="11pt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5432a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4.514cm, 0cm, -0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cm" svg:stroke-color="#e7e9ec" draw:marker-start-width="0.397cm" draw:marker-end-width="0.397cm" draw:fill-color="#ffffff" draw:textarea-horizontal-align="justify" draw:textarea-vertical-align="middle" draw:auto-grow-height="false" fo:min-height="0.688cm" fo:min-width="8.49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" text:anchor-type="char" svg:x="0.053cm" svg:y="0.669cm" svg:width="24.328cm" svg:height="2.538cm" draw:z-index="7"><draw:image xlink:href="Pictures/100000CA00013BF3000020F83FAEB8D4FC6EE465.svg" xlink:type="simple" xlink:show="embed" xlink:actuate="onLoad" draw:mime-type="image/svg+xml"/><draw:image xlink:href="Pictures/100002010000088D000000E4B749B810FB8522C7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/><text:span text:style-name="T3">Sr. (es):</text:span></text:p>
            <text:p text:style-name="P8"><text:s/><text:span text:style-name="T1">QUALITY TECH SOLUTIONS S.A.S.</text:span></text:p>
            <text:p text:style-name="P8"><text:s/>NIT 901.066.864-9</text:p>
          </table:table-cell>
          <table:table-cell table:style-name="Table2.A1" office:value-type="string">
            <text:p text:style-name="P7">Departamento de Cartera</text:p>
            <text:p text:style-name="P8">Calle 74 #56 - 36 OF 703</text:p>
            <text:p text:style-name="P8">Barranquilla, Colombia</text:p>
          </table:table-cell>
        </table:table-row>
      </table:table>
      <text:p text:style-name="P1"/>
      <text:p text:style-name="P1"><draw:frame draw:style-name="fr1" draw:name="Image2" text:anchor-type="char" svg:x="-0.004cm" svg:y="0.492cm" svg:width="24.347cm" svg:height="1.713cm" draw:z-index="8"><draw:image xlink:href="Pictures/100000CA00013BF3000020F83FAEB8D4FC6EE465.svg" xlink:type="simple" xlink:show="embed" xlink:actuate="onLoad" draw:mime-type="image/svg+xml"/><draw:image xlink:href="Pictures/100002010000088D000000E4B749B810FB8522C7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>Total libranzas</text:p>
          </table:table-cell>
          <table:table-cell table:style-name="Table3.A1" office:value-type="string">
            <text:p text:style-name="P12">Periodo</text:p>
          </table:table-cell>
          <table:table-cell table:style-name="Table3.C1" office:value-type="string">
            <text:p text:style-name="P12">Libranzas vencidas</text:p>
          </table:table-cell>
          <table:table-cell table:style-name="Table3.A1" office:value-type="string">
            <text:p text:style-name="P12">Valor total</text:p>
          </table:table-cell>
          <table:table-cell table:style-name="Table3.A1" office:value-type="string">
            <text:p text:style-name="P12">Fecha límite de pago</text:p>
          </table:table-cell>
        </table:table-row>
        <table:table-row table:style-name="Table3.2">
          <table:table-cell table:style-name="Table3.A2" office:value-type="string">
            <text:p text:style-name="P6">1</text:p>
          </table:table-cell>
          <table:table-cell table:style-name="Table3.B2" office:value-type="string">
            <text:p text:style-name="P5">2021-06-15 2021-06-30</text:p>
          </table:table-cell>
          <table:table-cell table:style-name="Table3.C2" office:value-type="string">
            <text:p text:style-name="P6">0</text:p>
          </table:table-cell>
          <table:table-cell table:style-name="Table3.D2" office:value-type="string">
            <text:p text:style-name="P5">$175.000,00 M.C</text:p>
          </table:table-cell>
          <table:table-cell table:style-name="Table3.E2" office:value-type="string">
            <text:p text:style-name="P5">2021-07-19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3">Cédula</text:p>
            </table:table-cell>
            <table:table-cell table:style-name="Table1.A1" office:value-type="string">
              <text:p text:style-name="P13">Trabajador</text:p>
            </table:table-cell>
            <table:table-cell table:style-name="Table1.A1" office:value-type="string">
              <text:p text:style-name="P13">Total <text:line-break/>prétamo</text:p>
            </table:table-cell>
            <table:table-cell table:style-name="Table1.A1" office:value-type="string">
              <text:p text:style-name="P13">Saldo total</text:p>
            </table:table-cell>
            <table:table-cell table:style-name="Table1.A1" office:value-type="string">
              <text:p text:style-name="P13">Total abonado</text:p>
            </table:table-cell>
            <table:table-cell table:style-name="Table1.A1" office:value-type="string">
              <text:p text:style-name="P13">Total saldo con intereses y admon.</text:p>
            </table:table-cell>
            <table:table-cell table:style-name="Table1.A1" office:value-type="string">
              <text:p text:style-name="P13">Saldo <text:line-break/>vencido</text:p>
            </table:table-cell>
            <table:table-cell table:style-name="Table1.A1" office:value-type="string">
              <text:p text:style-name="P13">No. cuota</text:p>
            </table:table-cell>
            <table:table-cell table:style-name="Table1.A1" office:value-type="string">
              <text:p text:style-name="P13">Valor <text:line-break/>cuota mes</text:p>
            </table:table-cell>
            <table:table-cell table:style-name="Table1.A1" office:value-type="string">
              <text:p text:style-name="P13">Valor min.<text:line-break/>a pagar</text:p>
            </table:table-cell>
          </table:table-row>
        </table:table-header-rows>
        <table:table-row table:style-name="TableLine104510848">
          <table:table-cell table:style-name="Table1.A2" office:value-type="string">
            <text:p text:style-name="P9">{d.<text:span text:style-name="T5">users</text:span>[<text:span text:style-name="T6">i</text:span>].number}</text:p>
          </table:table-cell>
          <table:table-cell table:style-name="Table1.B2" office:value-type="string">
            <text:p text:style-name="P11">{d.<text:span text:style-name="T5">users</text:span>[<text:span text:style-name="T6">i</text:span>].<text:span text:style-name="T7">name</text:span>}</text:p>
          </table:table-cell>
          <table:table-cell table:style-name="Table1.C2" office:value-type="string">
            <text:p text:style-name="P11">{d.<text:span text:style-name="T5">users</text:span>[<text:span text:style-name="T6">i</text:span>].<text:span text:style-name="T7">loan</text:span>}</text:p>
          </table:table-cell>
          <table:table-cell table:style-name="Table1.D2" office:value-type="string">
            <text:p text:style-name="P11">{d.<text:span text:style-name="T5">users</text:span>[<text:span text:style-name="T6">i</text:span>].<text:span text:style-name="T7">balance</text:span>}</text:p>
          </table:table-cell>
          <table:table-cell table:style-name="Table1.E2" office:value-type="string">
            <text:p text:style-name="P11">{d.<text:span text:style-name="T5">users</text:span>[<text:span text:style-name="T6">i</text:span>].<text:span text:style-name="T7">payment</text:span>}</text:p>
          </table:table-cell>
          <table:table-cell table:style-name="Table1.F2" office:value-type="string">
            <text:p text:style-name="P11">{d.<text:span text:style-name="T5">users</text:span>[<text:span text:style-name="T6">i</text:span>].interests }</text:p>
          </table:table-cell>
          <table:table-cell table:style-name="Table1.G2" office:value-type="string">
            <text:p text:style-name="P11">{d.<text:span text:style-name="T5">users</text:span>[<text:span text:style-name="T6">i</text:span>].balanceDue}</text:p>
          </table:table-cell>
          <table:table-cell table:style-name="Table1.H2" office:value-type="string">
            <text:p text:style-name="P11">{d.<text:span text:style-name="T5">users</text:span>[<text:span text:style-name="T6">i</text:span>].coutum}</text:p>
          </table:table-cell>
          <table:table-cell table:style-name="Table1.I2" office:value-type="string">
            <text:p text:style-name="P11">{d.<text:span text:style-name="T5">users</text:span>[<text:span text:style-name="T6">i</text:span>].monthlyCoutum}</text:p>
          </table:table-cell>
          <table:table-cell table:style-name="Table1.J2" office:value-type="string">
            <text:p text:style-name="P11">{d.<text:span text:style-name="T5">users</text:span>[<text:span text:style-name="T6">i</text:span>].minValue}</text:p>
          </table:table-cell>
        </table:table-row>
        <table:table-row table:style-name="TableLine104517584">
          <table:table-cell table:style-name="Table1.A3" office:value-type="string">
            <text:p text:style-name="P10">{d.<text:span text:style-name="T5">users</text:span>[<text:span text:style-name="T6">i+1</text:span>].number}</text:p>
          </table:table-cell>
          <table:table-cell table:style-name="Table1.B3" office:value-type="string">
            <text:p text:style-name="P11">{d.<text:span text:style-name="T5">users</text:span>[<text:span text:style-name="T6">i</text:span><text:span text:style-name="T7">+1</text:span>].<text:span text:style-name="T7">name</text:span>}</text:p>
          </table:table-cell>
          <table:table-cell table:style-name="Table1.C3" office:value-type="string">
            <text:p text:style-name="P11">{d.<text:span text:style-name="T5">users</text:span>[<text:span text:style-name="T6">i</text:span><text:span text:style-name="T7">+1</text:span>].<text:span text:style-name="T7">loan</text:span>}</text:p>
          </table:table-cell>
          <table:table-cell table:style-name="Table1.D3" office:value-type="string">
            <text:p text:style-name="P11">{d.<text:span text:style-name="T5">users</text:span>[<text:span text:style-name="T6">i</text:span><text:span text:style-name="T7">+1</text:span>].<text:span text:style-name="T7">balance</text:span>}</text:p>
          </table:table-cell>
          <table:table-cell table:style-name="Table1.E3" office:value-type="string">
            <text:p text:style-name="P11">{d.<text:span text:style-name="T5">users</text:span>[<text:span text:style-name="T6">i</text:span><text:span text:style-name="T7">+1</text:span>].<text:span text:style-name="T7">payment </text:span>}</text:p>
          </table:table-cell>
          <table:table-cell table:style-name="Table1.F3" office:value-type="string">
            <text:p text:style-name="P11">{d.<text:span text:style-name="T5">users</text:span>[<text:span text:style-name="T6">i</text:span><text:span text:style-name="T7">+1</text:span>].interests}</text:p>
          </table:table-cell>
          <table:table-cell table:style-name="Table1.G3" office:value-type="string">
            <text:p text:style-name="P11">{d.<text:span text:style-name="T5">users</text:span>[<text:span text:style-name="T6">i</text:span><text:span text:style-name="T7">+1</text:span>].balanceDue}</text:p>
          </table:table-cell>
          <table:table-cell table:style-name="Table1.H3" office:value-type="string">
            <text:p text:style-name="P11">{d.<text:span text:style-name="T5">users</text:span>[<text:span text:style-name="T6">i</text:span><text:span text:style-name="T7">+1</text:span>].coutum}</text:p>
          </table:table-cell>
          <table:table-cell table:style-name="Table1.I3" office:value-type="string">
            <text:p text:style-name="P11">{d.<text:span text:style-name="T5">users</text:span>[<text:span text:style-name="T6">i</text:span><text:span text:style-name="T7">+1</text:span>].monthlyCoutum}</text:p>
          </table:table-cell>
          <table:table-cell table:style-name="Table1.J3" office:value-type="string">
            <text:p text:style-name="P11">{d.<text:span text:style-name="T5">users</text:span>[<text:span text:style-name="T6">i</text:span><text:span text:style-name="T7">+1</text:span>].minValue}</text:p>
          </table:table-cell>
        </table:table-row>
      </table:table>
      <text:p text:style-name="P1"/>
      <text:p text:style-name="P1"><text:span text:style-name="T4">Cordialmente,</text:span><text:span text:style-name="T8"> </text:span><text:span text:style-name="T2">Equipo Servicio al Cliente - Prospery S.A.S.</text:span> </text:p>
      <text:p text:style-name="P1"/>
      <text:p text:style-name="P4"><text:span text:style-name="T3">IMPORTANTE: Cualquier inquietud por favor comunicarse a través de nuestro canal de atención y servicio al cliente, por medio de un correo electrónico dirigido a la dirección hola@prospery.com.co. Recuerde que puede realizar sus pagos vía transferencia bancaria en cualquiera de nuestras cuentas:</text:span> <text:span text:style-name="T1">BANCOLOMBIA Cuenta de Ahorros No. 487-000016-43; BBVA <text:s/>COLOMBIA Cuenta de Ahorros No. 0091000200286120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pitch="variable"/>
    <style:font-face style:name="Poppins Medium" svg:font-family="'Poppins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164cm" style:type="center"/>
          <style:tab-stop style:position="24.32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ffffff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5432a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T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font-variant="normal" fo:text-transform="none" fo:color="#5432a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Poppins Medium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e7e9ec" draw:marker-start-width="0.397cm" draw:marker-end-width="0.397cm" draw:fill-color="#ffffff" draw:textarea-horizontal-align="justify" draw:textarea-vertical-align="middle" draw:auto-grow-height="false" fo:min-height="0.688cm" fo:min-width="8.49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draw:textarea-vertical-align="middle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svg:stroke-color="#000000" draw:fill="none" draw:fill-color="#ffffff" draw:textarea-vertical-align="middle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color="#000000" draw:fill="none" draw:fill-color="#ffffff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7.94cm" fo:page-height="21.59cm" style:num-format="1" style:print-orientation="landscape" fo:margin-top="0.7cm" fo:margin-bottom="2cm" fo:margin-left="1.799cm" fo:margin-right="1.8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Shape3" draw:style-name="Mgr1" draw:text-style-name="MP1" svg:width="8.6cm" svg:height="0.795cm" svg:x="15.669cm" svg:y="-0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Shape4" draw:style-name="Mgr2" draw:text-style-name="MP3" svg:width="8.6cm" svg:height="0.795cm" svg:x="15.591cm" svg:y="-0.187cm"><draw:text-box><text:p text:style-name="MP2"><text:span text:style-name="MT1">Extracto para </text:span><text:span text:style-name="MT1">descuento por </text:span><text:span text:style-name="MT1">libranza</text:span></text:p></draw:text-box></draw:frame><draw:frame draw:style-name="Mfr1" draw:name="Image1" text:anchor-type="char" svg:x="0.162cm" svg:y="-0.116cm" svg:width="3.819cm" svg:height="0.843cm" draw:z-index="4"><draw:image xlink:href="Pictures/10000201000004FB00000119D0992A04F84F2CEB.png" xlink:type="simple" xlink:show="embed" xlink:actuate="onLoad" draw:mime-type="image/png"/></draw:frame></text:p>
      </style:header>
      <style:footer>
        <text:p text:style-name="Footer"><draw:frame text:anchor-type="paragraph" draw:z-index="0" draw:name="Shape5_0" draw:style-name="Mgr3" draw:text-style-name="MP5" svg:width="4.79cm" svg:height="0.609cm" svg:x="19.353cm" svg:y="0.236cm"><draw:text-box><text:p text:style-name="MP4"><text:span text:style-name="MT2">www.prospery.com.co</text:span></text:p></draw:text-box></draw:frame><draw:frame text:anchor-type="paragraph" draw:z-index="2" draw:name="Shape1_0" draw:style-name="Mgr4" draw:text-style-name="MP7" svg:width="3.096cm" svg:height="0.556cm" svg:x="1.494cm" svg:y="0.213cm"><draw:text-box><text:p text:style-name="MP6"><text:span text:style-name="MT3">prosperysas</text:span></text:p></draw:text-box></draw:frame><draw:frame text:anchor-type="paragraph" draw:z-index="3" draw:name="Shape2_0" draw:style-name="Mgr5" draw:text-style-name="MP8" svg:width="4.896cm" svg:height="0.583cm" svg:x="9.723cm" svg:y="0.399cm"><draw:text-box><text:p text:style-name="MP2"><text:span text:style-name="MT3">hola@prospery.c</text:span><text:span text:style-name="MT3">om.co</text:span></text:p></draw:text-box></draw:frame><draw:frame draw:style-name="Mfr1" draw:name="Image4" text:anchor-type="char" svg:x="0.485cm" svg:y="0.185cm" svg:width="0.55cm" svg:height="0.619cm" draw:z-index="1"><draw:image xlink:href="Pictures/10000BE0000000D4000000EE16A40E0FF83660C6.svg" xlink:type="simple" xlink:show="embed" xlink:actuate="onLoad" draw:mime-type="image/svg+xml"/><draw:image xlink:href="Pictures/100002010000000800000009F24CB47FFFDDFD05.png" xlink:type="simple" xlink:show="embed" xlink:actuate="onLoad" draw:mime-type="image/png"/></draw:frame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1-12T12:00:26.327402885</dc:date>
    <meta:editing-duration>PT3H35M16S</meta:editing-duration>
    <meta:editing-cycles>63</meta:editing-cycles>
    <meta:generator>LibreOffice/7.0.4.2$Linux_X86_64 LibreOffice_project/dcf040e67528d9187c66b2379df5ea4407429775</meta:generator>
    <meta:document-statistic meta:table-count="3" meta:image-count="4" meta:object-count="0" meta:page-count="1" meta:paragraph-count="49" meta:word-count="148" meta:character-count="1279" meta:non-whitespace-character-count="1170"/>
  </office:meta>
</office:document-meta>
</file>